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6.2988in" svg:height="3.5429in" svg:x="0.061in" svg:y="0.7614in">
            <draw:object draw:notify-on-update-of-ranges="Лист1.B1:Лист1.D1 Лист1.A2:Лист1.A2 Лист1.B2:Лист1.D2 Лист1.A3:Лист1.A3 Лист1.B3:Лист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Кол-во символов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ый</text:p>
          </table:table-cell>
          <table:table-cell office:value-type="float" office:value="6.5" calcext:value-type="float">
            <text:p>6.5</text:p>
          </table:table-cell>
          <table:table-cell office:value-type="float" office:value="13.2" calcext:value-type="float">
            <text:p>13.2</text:p>
          </table:table-cell>
          <table:table-cell office:value-type="float" office:value="19.9" calcext:value-type="float">
            <text:p>1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бина</text:p>
          </table:table-cell>
          <table:table-cell office:value-type="float" office:value="2.6" calcext:value-type="float">
            <text:p>2.6</text:p>
          </table:table-cell>
          <table:table-cell office:value-type="float" office:value="5.4" calcext:value-type="float">
            <text:p>5.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?</text:p>
          </table:table-cell>
          <table:table-cell table:number-columns-repeated="2"/>
        </table:table-row>
        <table:table-row table:style-name="ro1" table:number-rows-repeated="33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4:58:24.862344089</meta:creation-date>
    <dc:date>2023-03-16T21:47:40.834027198</dc:date>
    <meta:editing-duration>PT17M35S</meta:editing-duration>
    <meta:editing-cycles>4</meta:editing-cycles>
    <meta:generator>LibreOffice/7.5.1.2$Linux_X86_64 LibreOffice_project/50$Build-2</meta:generator>
    <meta:document-statistic meta:table-count="1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686cm" svg:y="0.315cm" chart:style-name="ch2">
          <text:p>Зависимость времени работы алгоритмов поиска подстроки от количества символов в строке</text:p>
        </chart:title>
        <chart:legend chart:legend-position="bottom" svg:x="4.723cm" svg:y="8.401cm" style:legend-expansion="wide" chart:style-name="ch3"/>
        <chart:plot-area chart:style-name="ch4" table:cell-range-address="Лист1.A1:Лист1.D3" chart:data-source-has-labels="both" svg:x="1.331cm" svg:y="1.778cm" svg:width="14.349cm" svg:height="5.278cm">
          <chart:coordinate-region svg:x="1.952cm" svg:y="1.977cm" svg:width="13.356cm" svg:height="4.432cm"/>
          <chart:axis chart:dimension="x" chart:name="primary-x" chart:style-name="ch5" chartooo:axis-type="auto">
            <chartooo:date-scale/>
            <chart:title svg:x="6.225cm" svg:y="7.236cm" chart:style-name="ch6">
              <text:p>Кол-во символов в строке, шт.</text:p>
            </chart:title>
            <chart:categories table:cell-range-address="Лист1.B1:Лист1.D1"/>
          </chart:axis>
          <chart:axis chart:dimension="y" chart:name="primary-y" chart:style-name="ch5">
            <chart:title svg:x="0.451cm" svg:y="5.202cm" chart:style-name="ch7">
              <text:p>Время, μс</text:p>
            </chart:title>
            <chart:grid chart:style-name="ch8" chart:class="major"/>
          </chart:axis>
          <chart:series chart:style-name="ch9" chart:values-cell-range-address="Лист1.B2:Лист1.D2" chart:label-cell-address="Лист1.A2:Лист1.A2" chart:class="chart:line">
            <chart:data-point chart:repeated="3"/>
          </chart:series>
          <chart:series chart:style-name="ch10" chart:values-cell-range-address="Лист1.B3:Лист1.D3" chart:label-cell-address="Лист1.A3:Лист1.A3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000">
                <text:p>3000</text:p>
                <draw:g>
                  <svg:desc>Лист1.B1:Лист1.D1</svg:desc>
                </draw:g>
              </table:table-cell>
              <table:table-cell office:value-type="float" office:value="6000">
                <text:p>6000</text:p>
              </table:table-cell>
              <table:table-cell office:value-type="float" office:value="9000">
                <text:p>9000</text:p>
              </table:table-cell>
            </table:table-row>
          </table:table-header-rows>
          <table:table-rows>
            <table:table-row>
              <table:table-cell office:value-type="string">
                <text:p>Последовательный</text:p>
                <draw:g>
                  <svg:desc>Лист1.A2:Лист1.A2</svg:desc>
                </draw:g>
              </table:table-cell>
              <table:table-cell office:value-type="float" office:value="6.5">
                <text:p>6.5</text:p>
                <draw:g>
                  <svg:desc>Лист1.B2:Лист1.D2</svg:desc>
                </draw:g>
              </table:table-cell>
              <table:table-cell office:value-type="float" office:value="13.2">
                <text:p>13.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Рабина</text:p>
                <draw:g>
                  <svg:desc>Лист1.A3:Лист1.A3</svg:desc>
                </draw:g>
              </table:table-cell>
              <table:table-cell office:value-type="float" office:value="2.6">
                <text:p>2.6</text:p>
                <draw:g>
                  <svg:desc>Лист1.B3:Лист1.D3</svg:desc>
                </draw:g>
              </table:table-cell>
              <table:table-cell office:value-type="float" office:value="5.4">
                <text:p>5.4</text:p>
              </table:table-cell>
              <table:table-cell office:value-type="float" office:value="8.3">
                <text:p>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